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padding="0cm" fo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ongest-substring-without-repeating-characters/" text:style-name="Internet_20_link" text:visited-style-name="Visited_20_Internet_20_Link"><text:span text:style-name="T1">3. Longest Substring Without Repeating Characters</text:span></text:a></text:p>
      <text:p text:style-name="P4">Medium</text:p>
      <text:p text:style-name="P4"/>
      <text:p text:style-name="P6"><text:span text:style-name="T1">Given a string </text:span><text:span text:style-name="Source_20_Text"><text:span text:style-name="T2">s</text:span></text:span><text:span text:style-name="T1">, find the length of the </text:span><text:span text:style-name="Strong_20_Emphasis"><text:span text:style-name="T1">longest</text:span></text:span><text:span text:style-name="T1"> </text:span></text:p>
      <text:section text:style-name="Sect1" text:name="headlessui-popover-button-:r10:">
        <text:p text:style-name="P5"><text:span text:style-name="Strong_20_Emphasis"><text:span text:style-name="T1">substring</text:span></text:span></text:p>
      </text:section>
      <text:p text:style-name="P7"> without repeating characters.</text:p>
      <text:p text:style-name="P8"> </text:p>
      <text:p text:style-name="P9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bcabcbb"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The answer is "abc", with the length of 3.</text:span></text:p>
      <text:p text:style-name="P9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bbbbb"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The answer is "b", with the length of 1.</text:span></text:p>
      <text:p text:style-name="P9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pwwkew"</text:span></text:p>
      <text:p text:style-name="P2"><text:span text:style-name="Strong_20_Emphasis"><text:span text:style-name="T1">Output:</text:span></text:span><text:span text:style-name="T1"> 3</text:span></text:p>
      <text:p text:style-name="P2"><text:span text:style-name="Strong_20_Emphasis"><text:span text:style-name="T1">Explanation:</text:span></text:span><text:span text:style-name="T1"> The answer is "wke", with the length of 3.</text:span></text:p>
      <text:p text:style-name="P3">Notice that the answer must be a substring, "pwke" is a subsequence and not a substring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18:08:44.077000000</dc:date>
    <meta:editing-duration>PT22S</meta:editing-duration>
    <meta:editing-cycles>1</meta:editing-cycles>
    <meta:document-statistic meta:table-count="0" meta:image-count="0" meta:object-count="0" meta:page-count="1" meta:paragraph-count="19" meta:word-count="91" meta:character-count="510" meta:non-whitespace-character-count="434"/>
    <meta:generator>LibreOffice/7.2.2.2$Windows_X86_64 LibreOffice_project/02b2acce88a210515b4a5bb2e46cbfb63fe97d56</meta:generator>
  </office:meta>
</office:document-meta>
</file>